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language="en" fo:country="GB"/>
    </style:style>
    <style:style style:name="T10" style:parent-style-name="DefaultParagraphFont" style:family="text">
      <style:text-properties style:font-name="Liberation Serif" fo:font-size="12pt" style:font-size-asian="12pt" style:font-size-complex="12pt" fo:background-color="#FFFF00" fo:language="en" fo:country="GB"/>
    </style:style>
    <style:style style:name="T11" style:parent-style-name="DefaultParagraphFont" style:family="text">
      <style:text-properties style:font-name="Liberation Serif" fo:font-size="12pt" style:font-size-asian="12pt" style:font-size-complex="12pt" fo:language="en" fo:country="GB"/>
    </style:style>
    <style:style style:name="T12" style:parent-style-name="DefaultParagraphFont" style:family="text">
      <style:text-properties style:font-name="Liberation Serif" fo:font-size="12pt" style:font-size-asian="12pt" style:font-size-complex="12pt" fo:background-color="#FFFF00" fo:language="en" fo:country="GB"/>
    </style:style>
    <style:style style:name="T13" style:parent-style-name="DefaultParagraphFont" style:family="text">
      <style:text-properties style:font-name="Liberation Serif" fo:font-size="12pt" style:font-size-asian="12pt" style:font-size-complex="12pt" fo:language="en" fo:country="GB"/>
    </style:style>
    <style:style style:name="T14" style:parent-style-name="DefaultParagraphFont" style:family="text">
      <style:text-properties style:font-name="Liberation Serif" fo:font-size="12pt" style:font-size-asian="12pt" style:font-size-complex="12pt" fo:background-color="#FFFF00" fo:language="en" fo:country="GB"/>
    </style:style>
    <style:style style:name="T15" style:parent-style-name="DefaultParagraphFont" style:family="text">
      <style:text-properties style:font-name="Liberation Serif" fo:font-size="12pt" style:font-size-asian="12pt" style:font-size-complex="12pt" fo:language="en" fo:country="GB"/>
    </style:style>
    <style:style style:name="T16" style:parent-style-name="DefaultParagraphFont" style:family="text">
      <style:text-properties style:font-name="Liberation Serif" fo:font-size="12pt" style:font-size-asian="12pt" style:font-size-complex="12pt" fo:background-color="#FFFF00" fo:language="en" fo:country="GB"/>
    </style:style>
    <style:style style:name="T17" style:parent-style-name="DefaultParagraphFont" style:family="text">
      <style:text-properties style:font-name="Liberation Serif" fo:font-size="12pt" style:font-size-asian="12pt" style:font-size-complex="12pt" fo:language="en" fo:country="GB"/>
    </style:style>
    <style:style style:name="T18" style:parent-style-name="DefaultParagraphFont" style:family="text">
      <style:text-properties style:font-name="Liberation Serif" fo:font-size="12pt" style:font-size-asian="12pt" style:font-size-complex="12pt" fo:background-color="#FFFF00" fo:language="en" fo:country="GB"/>
    </style:style>
    <style:style style:name="T19" style:parent-style-name="DefaultParagraphFont" style:family="text">
      <style:text-properties style:font-name="Liberation Serif" fo:font-size="12pt" style:font-size-asian="12pt" style:font-size-complex="12pt" fo:language="en" fo:country="GB"/>
    </style:style>
    <style:style style:name="T20" style:parent-style-name="DefaultParagraphFont" style:family="text">
      <style:text-properties style:font-name="Liberation Serif" fo:font-size="12pt" style:font-size-asian="12pt" style:font-size-complex="12pt" fo:background-color="#FFFF00" fo:language="en" fo:country="GB"/>
    </style:style>
    <style:style style:name="T21" style:parent-style-name="DefaultParagraphFont" style:family="text">
      <style:text-properties style:font-name="Liberation Serif" fo:font-size="12pt" style:font-size-asian="12pt" style:font-size-complex="12pt" fo:language="en" fo:country="GB"/>
    </style:style>
    <style:style style:name="T22" style:parent-style-name="DefaultParagraphFont" style:family="text">
      <style:text-properties style:font-name="Liberation Serif" fo:font-size="12pt" style:font-size-asian="12pt" style:font-size-complex="12pt" fo:background-color="#FFFF00" fo:language="en" fo:country="GB"/>
    </style:style>
    <style:style style:name="T23" style:parent-style-name="DefaultParagraphFont" style:family="text">
      <style:text-properties style:font-name="Liberation Serif" fo:font-size="12pt" style:font-size-asian="12pt" style:font-size-complex="12pt" fo:language="en" fo:country="GB"/>
    </style:style>
    <style:style style:name="T24" style:parent-style-name="DefaultParagraphFont" style:family="text">
      <style:text-properties style:font-name="Liberation Serif" fo:font-size="12pt" style:font-size-asian="12pt" style:font-size-complex="12pt" fo:background-color="#FFFF00" fo:language="en" fo:country="GB"/>
    </style:style>
    <style:style style:name="T25" style:parent-style-name="DefaultParagraphFont" style:family="text">
      <style:text-properties style:font-name="Liberation Serif" fo:font-size="12pt" style:font-size-asian="12pt" style:font-size-complex="12pt" fo:language="en" fo:country="GB"/>
    </style:style>
    <style:style style:name="T26" style:parent-style-name="DefaultParagraphFont" style:family="text">
      <style:text-properties style:font-name="Liberation Serif" fo:font-size="12pt" style:font-size-asian="12pt" style:font-size-complex="12pt" fo:background-color="#FFFF00" fo:language="en" fo:country="GB"/>
    </style:style>
    <style:style style:name="T27" style:parent-style-name="DefaultParagraphFont" style:family="text">
      <style:text-properties style:font-name="Liberation Serif" fo:font-size="12pt" style:font-size-asian="12pt" style:font-size-complex="12pt" fo:language="en" fo:country="GB"/>
    </style:style>
    <style:style style:name="T28" style:parent-style-name="DefaultParagraphFont" style:family="text">
      <style:text-properties style:font-name="Liberation Serif" fo:font-size="12pt" style:font-size-asian="12pt" style:font-size-complex="12pt" fo:background-color="#FFFF00" fo:language="en" fo:country="GB"/>
    </style:style>
    <style:style style:name="T29" style:parent-style-name="DefaultParagraphFont" style:family="text">
      <style:text-properties style:font-name="Liberation Serif" fo:font-size="12pt" style:font-size-asian="12pt" style:font-size-complex="12pt" fo:language="en" fo:country="GB"/>
    </style:style>
    <style:style style:name="T30" style:parent-style-name="DefaultParagraphFont" style:family="text">
      <style:text-properties style:font-name="Liberation Serif" fo:font-size="12pt" style:font-size-asian="12pt" style:font-size-complex="12pt" fo:background-color="#FFFF00" fo:language="en" fo:country="GB"/>
    </style:style>
    <style:style style:name="T31" style:parent-style-name="DefaultParagraphFont" style:family="text">
      <style:text-properties style:font-name="Liberation Serif" fo:font-size="12pt" style:font-size-asian="12pt" style:font-size-complex="12pt" fo:language="en" fo:country="GB"/>
    </style:style>
    <style:style style:name="T32" style:parent-style-name="DefaultParagraphFont" style:family="text">
      <style:text-properties style:font-name="Liberation Serif" fo:font-size="12pt" style:font-size-asian="12pt" style:font-size-complex="12pt" fo:background-color="#FFFF00" fo:language="en" fo:country="GB"/>
    </style:style>
    <style:style style:name="T33" style:parent-style-name="DefaultParagraphFont" style:family="text">
      <style:text-properties style:font-name="Liberation Serif" fo:font-size="12pt" style:font-size-asian="12pt" style:font-size-complex="12pt" fo:language="en" fo:country="GB"/>
    </style:style>
    <style:style style:name="P34" style:parent-style-name="Normal1" style:family="paragraph">
      <style:paragraph-properties fo:text-align="justify"/>
    </style:style>
    <style:style style:name="T35" style:parent-style-name="DefaultParagraphFont" style:family="text">
      <style:text-properties style:font-name="Liberation Serif" fo:font-size="12pt" style:font-size-asian="12pt" style:font-size-complex="12pt" fo:language="en" fo:country="GB"/>
    </style:style>
    <style:style style:name="T36" style:parent-style-name="DefaultParagraphFont" style:family="text">
      <style:text-properties style:font-name="Liberation Serif" fo:font-size="12pt" style:font-size-asian="12pt" style:font-size-complex="12pt" fo:background-color="#FFFF00" fo:language="en" fo:country="GB"/>
    </style:style>
    <style:style style:name="T37" style:parent-style-name="DefaultParagraphFont" style:family="text">
      <style:text-properties style:font-name="Liberation Serif" fo:font-size="12pt" style:font-size-asian="12pt" style:font-size-complex="12pt" fo:language="en" fo:country="GB"/>
    </style:style>
    <style:style style:name="T38" style:parent-style-name="DefaultParagraphFont" style:family="text">
      <style:text-properties style:font-name="Liberation Serif" fo:font-size="12pt" style:font-size-asian="12pt" style:font-size-complex="12pt" fo:background-color="#FFFF00" fo:language="en" fo:country="GB"/>
    </style:style>
    <style:style style:name="T39" style:parent-style-name="DefaultParagraphFont" style:family="text">
      <style:text-properties style:font-name="Liberation Serif" fo:font-size="12pt" style:font-size-asian="12pt" style:font-size-complex="12pt" fo:language="en" fo:country="GB"/>
    </style:style>
    <style:style style:name="T40" style:parent-style-name="DefaultParagraphFont" style:family="text">
      <style:text-properties style:font-name="Liberation Serif" fo:font-size="12pt" style:font-size-asian="12pt" style:font-size-complex="12pt" fo:background-color="#FFFF00" fo:language="en" fo:country="GB"/>
    </style:style>
    <style:style style:name="T41" style:parent-style-name="DefaultParagraphFont" style:family="text">
      <style:text-properties style:font-name="Liberation Serif" fo:font-size="12pt" style:font-size-asian="12pt" style:font-size-complex="12pt" fo:language="en" fo:country="GB"/>
    </style:style>
    <style:style style:name="T42" style:parent-style-name="DefaultParagraphFont" style:family="text">
      <style:text-properties style:font-name="Liberation Serif" fo:font-size="12pt" style:font-size-asian="12pt" style:font-size-complex="12pt" fo:background-color="#FFFF00" fo:language="en" fo:country="GB"/>
    </style:style>
    <style:style style:name="T43" style:parent-style-name="DefaultParagraphFont" style:family="text">
      <style:text-properties style:font-name="Liberation Serif" fo:font-size="12pt" style:font-size-asian="12pt" style:font-size-complex="12pt" fo:language="en" fo:country="GB"/>
    </style:style>
    <style:style style:name="T44" style:parent-style-name="DefaultParagraphFont" style:family="text">
      <style:text-properties style:font-name="Liberation Serif" fo:font-size="12pt" style:font-size-asian="12pt" style:font-size-complex="12pt" fo:background-color="#FFFF00" fo:language="en" fo:country="GB"/>
    </style:style>
    <style:style style:name="T45" style:parent-style-name="DefaultParagraphFont" style:family="text">
      <style:text-properties style:font-name="Liberation Serif" fo:font-size="12pt" style:font-size-asian="12pt" style:font-size-complex="12pt" fo:language="en" fo:country="GB"/>
    </style:style>
    <style:style style:name="T46" style:parent-style-name="DefaultParagraphFont" style:family="text">
      <style:text-properties style:font-name="Liberation Serif" fo:font-size="12pt" style:font-size-asian="12pt" style:font-size-complex="12pt" fo:background-color="#FFFF00" fo:language="en" fo:country="GB"/>
    </style:style>
    <style:style style:name="T47" style:parent-style-name="DefaultParagraphFont" style:family="text">
      <style:text-properties style:font-name="Liberation Serif" fo:font-size="12pt" style:font-size-asian="12pt" style:font-size-complex="12pt" fo:language="en" fo:country="GB"/>
    </style:style>
    <style:style style:name="T48" style:parent-style-name="DefaultParagraphFont" style:family="text">
      <style:text-properties style:font-name="Liberation Serif" fo:font-size="12pt" style:font-size-asian="12pt" style:font-size-complex="12pt" fo:background-color="#FFFF00" fo:language="en" fo:country="GB"/>
    </style:style>
    <style:style style:name="T49" style:parent-style-name="DefaultParagraphFont" style:family="text">
      <style:text-properties style:font-name="Liberation Serif" fo:font-size="12pt" style:font-size-asian="12pt" style:font-size-complex="12pt" fo:language="en" fo:country="GB"/>
    </style:style>
    <style:style style:name="T50" style:parent-style-name="DefaultParagraphFont" style:family="text">
      <style:text-properties style:font-name="Liberation Serif" fo:font-size="12pt" style:font-size-asian="12pt" style:font-size-complex="12pt" fo:background-color="#FFFF00" fo:language="en" fo:country="GB"/>
    </style:style>
    <style:style style:name="T51" style:parent-style-name="DefaultParagraphFont" style:family="text">
      <style:text-properties style:font-name="Liberation Serif" fo:font-size="12pt" style:font-size-asian="12pt" style:font-size-complex="12pt"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T53" style:parent-style-name="DefaultParagraphFont" style:family="text">
      <style:text-properties style:font-name="Liberation Serif" fo:font-size="12pt" style:font-size-asian="12pt" style:font-size-complex="12pt" fo:background-color="#FFFF00" fo:language="en" fo:country="GB"/>
    </style:style>
    <style:style style:name="T54" style:parent-style-name="DefaultParagraphFont" style:family="text">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fo:font-size="12pt" style:font-size-asian="12pt" style:font-size-complex="12pt" fo:language="en" fo:country="GB"/>
    </style:style>
    <style:style style:name="P56" style:parent-style-name="Normal1" style:family="paragraph">
      <style:paragraph-properties fo:text-align="justify"/>
      <style:text-properties style:font-name="Liberation Serif" fo:font-size="12pt" style:font-size-asian="12pt" style:font-size-complex="12pt" fo:language="en" fo:country="GB"/>
    </style:style>
    <style:style style:name="P57"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8" style:parent-style-name="Normal1" style:family="paragraph">
      <style:paragraph-properties fo:text-align="justify"/>
    </style:style>
    <style:style style:name="T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P61" style:parent-style-name="Normal1" style:family="paragraph">
      <style:paragraph-properties fo:text-align="justify"/>
    </style:style>
    <style:style style:name="T62" style:parent-style-name="DefaultParagraphFont" style:family="text">
      <style:text-properties style:font-name="Liberation Serif" fo:font-size="12pt" style:font-size-asian="12pt" style:font-size-complex="12pt" fo:language="en" fo:country="GB"/>
    </style:style>
    <style:style style:name="T6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4" style:parent-style-name="DefaultParagraphFont" style:family="text">
      <style:text-properties style:font-name="Liberation Serif" fo:font-size="12pt" style:font-size-asian="12pt" style:font-size-complex="12pt" fo:language="en" fo:country="GB"/>
    </style:style>
    <style:style style:name="P65" style:parent-style-name="Normal1" style:family="paragraph">
      <style:paragraph-properties fo:text-align="justify"/>
    </style:style>
    <style:style style:name="T66" style:parent-style-name="DefaultParagraphFont" style:family="text">
      <style:text-properties style:font-name="Liberation Serif" fo:font-size="12pt" style:font-size-asian="12pt" style:font-size-complex="12pt" fo:language="en" fo:country="GB"/>
    </style:style>
    <style:style style:name="T6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8" style:parent-style-name="DefaultParagraphFont" style:family="text">
      <style:text-properties style:font-name="Liberation Serif" fo:font-size="12pt" style:font-size-asian="12pt" style:font-size-complex="12pt" fo:language="en" fo:country="GB"/>
    </style:style>
    <style:style style:name="P69" style:parent-style-name="Normal1" style:family="paragraph">
      <style:paragraph-properties fo:text-align="justify"/>
    </style:style>
    <style:style style:name="T70" style:parent-style-name="DefaultParagraphFont" style:family="text">
      <style:text-properties style:font-name="Liberation Serif" fo:font-size="12pt" style:font-size-asian="12pt" style:font-size-complex="12pt" fo:language="en" fo:country="GB"/>
    </style:style>
    <style:style style:name="T7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2" style:parent-style-name="DefaultParagraphFont" style:family="text">
      <style:text-properties style:font-name="Liberation Serif" fo:font-size="12pt" style:font-size-asian="12pt" style:font-size-complex="12pt" fo:language="en" fo:country="GB"/>
    </style:style>
    <style:style style:name="P73" style:parent-style-name="Normal1" style:family="paragraph">
      <style:paragraph-properties fo:text-align="justify"/>
    </style:style>
    <style:style style:name="T74" style:parent-style-name="DefaultParagraphFont" style:family="text">
      <style:text-properties style:font-name="Liberation Serif" fo:font-size="12pt" style:font-size-asian="12pt" style:font-size-complex="12pt" fo:language="en" fo:country="GB"/>
    </style:style>
    <style:style style:name="T7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6" style:parent-style-name="DefaultParagraphFont" style:family="text">
      <style:text-properties style:font-name="Liberation Serif" fo:font-size="12pt" style:font-size-asian="12pt" style:font-size-complex="12pt" fo:language="en" fo:country="GB"/>
    </style:style>
    <style:style style:name="P77" style:parent-style-name="Normal1" style:family="paragraph">
      <style:paragraph-properties fo:text-align="justify"/>
    </style:style>
    <style:style style:name="T78" style:parent-style-name="DefaultParagraphFont" style:family="text">
      <style:text-properties style:font-name="Liberation Serif" fo:font-size="12pt" style:font-size-asian="12pt" style:font-size-complex="12pt" fo:language="en" fo:country="GB"/>
    </style:style>
    <style:style style:name="T7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size="12pt" style:font-size-asian="12pt" style:font-size-complex="12pt" fo:language="en" fo:country="GB"/>
    </style:style>
    <style:style style:name="P82" style:parent-style-name="Normal1" style:family="paragraph">
      <style:paragraph-properties fo:text-align="justify"/>
    </style:style>
    <style:style style:name="T83" style:parent-style-name="DefaultParagraphFont" style:family="text">
      <style:text-properties style:font-name="Liberation Serif" fo:font-size="12pt" style:font-size-asian="12pt" style:font-size-complex="12pt" fo:language="en" fo:country="GB"/>
    </style:style>
    <style:style style:name="T84"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5" style:parent-style-name="DefaultParagraphFont" style:family="text">
      <style:text-properties style:font-name="Liberation Serif" fo:font-size="12pt" style:font-size-asian="12pt" style:font-size-complex="12pt" fo:language="en" fo:country="GB"/>
    </style:style>
    <style:style style:name="P86" style:parent-style-name="Normal1" style:family="paragraph">
      <style:paragraph-properties fo:text-align="justify"/>
    </style:style>
    <style:style style:name="T87" style:parent-style-name="DefaultParagraphFont" style:family="text">
      <style:text-properties style:font-name="Liberation Serif" fo:font-size="12pt" style:font-size-asian="12pt" style:font-size-complex="12pt" fo:language="en" fo:country="GB"/>
    </style:style>
    <style:style style:name="T88"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9" style:parent-style-name="DefaultParagraphFont" style:family="text">
      <style:text-properties style:font-name="Liberation Serif" fo:font-size="12pt" style:font-size-asian="12pt" style:font-size-complex="12pt" fo:language="en" fo:country="GB"/>
    </style:style>
    <style:style style:name="P90" style:parent-style-name="Normal1" style:family="paragraph">
      <style:paragraph-properties fo:text-align="justify"/>
    </style:style>
    <style:style style:name="T91" style:parent-style-name="DefaultParagraphFont" style:family="text">
      <style:text-properties style:font-name="Liberation Serif" fo:font-size="12pt" style:font-size-asian="12pt" style:font-size-complex="12pt" fo:language="en" fo:country="GB"/>
    </style:style>
    <style:style style:name="T92"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3" style:parent-style-name="DefaultParagraphFont" style:family="text">
      <style:text-properties style:font-name="Liberation Serif"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style>
    <style:style style:name="T100" style:parent-style-name="DefaultParagraphFont" style:family="text">
      <style:text-properties style:font-name="Liberation Serif" fo:font-size="12pt" style:font-size-asian="12pt" style:font-size-complex="12pt" fo:language="en" fo:country="GB"/>
    </style:style>
    <style:style style:name="T10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fo:font-size="12pt" style:font-size-asian="12pt" style:font-size-complex="12pt" fo:language="en" fo:country="GB"/>
    </style:style>
    <style:style style:name="P103" style:parent-style-name="Normal1" style:family="paragraph">
      <style:paragraph-properties fo:text-align="justify"/>
      <style:text-properties style:font-name="Liberation Serif" fo:font-size="12pt" style:font-size-asian="12pt" style:font-size-complex="12pt" fo:language="en" fo:country="GB"/>
    </style:style>
    <style:style style:name="P104" style:parent-style-name="Normal1" style:family="paragraph">
      <style:paragraph-properties fo:text-align="justify"/>
      <style:text-properties style:font-name="Liberation Serif" fo:font-size="12pt" style:font-size-asian="12pt" style:font-size-complex="12pt" fo:language="en" fo:country="GB"/>
    </style:style>
    <style:style style:name="P105" style:parent-style-name="Normal1" style:family="paragraph">
      <style:paragraph-properties fo:text-align="center"/>
    </style:style>
    <style:style style:name="T10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8"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9" style:parent-style-name="Normal1" style:family="paragraph">
      <style:paragraph-properties fo:text-align="justify"/>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T125" style:parent-style-name="DefaultParagraphFont" style:family="text">
      <style:text-properties style:font-name="Liberation Serif" fo:font-size="12pt" style:font-size-asian="12pt" style:font-size-complex="12pt" fo:background-color="#FFFF00" fo:language="en" fo:country="GB"/>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P129" style:parent-style-name="Normal1" style:family="paragraph">
      <style:paragraph-properties fo:text-align="justify"/>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language="en" fo:country="GB"/>
    </style:style>
    <style:style style:name="T134" style:parent-style-name="DefaultParagraphFont" style:family="text">
      <style:text-properties style:font-name="Liberation Serif" fo:font-size="12pt" style:font-size-asian="12pt" style:font-size-complex="12pt" fo:background-color="#FFFF00" fo:language="en" fo:country="GB"/>
    </style:style>
    <style:style style:name="T135" style:parent-style-name="DefaultParagraphFont" style:family="text">
      <style:text-properties style:font-name="Liberation Serif" fo:font-size="12pt" style:font-size-asian="12pt" style:font-size-complex="12pt" fo:language="en" fo:country="GB"/>
    </style:style>
    <style:style style:name="T136" style:parent-style-name="DefaultParagraphFont" style:family="text">
      <style:text-properties style:font-name="Liberation Serif" fo:font-size="12pt" style:font-size-asian="12pt" style:font-size-complex="12pt" fo:background-color="#FFFF00" fo:language="en" fo:country="GB"/>
    </style:style>
    <style:style style:name="T137" style:parent-style-name="DefaultParagraphFont" style:family="text">
      <style:text-properties style:font-name="Liberation Serif" fo:font-size="12pt" style:font-size-asian="12pt" style:font-size-complex="12pt" fo:language="en" fo:country="GB"/>
    </style:style>
    <style:style style:name="T138" style:parent-style-name="DefaultParagraphFont" style:family="text">
      <style:text-properties style:font-name="Liberation Serif" fo:font-size="12pt" style:font-size-asian="12pt" style:font-size-complex="12pt" fo:background-color="#FFFF00" fo:language="en" fo:country="GB"/>
    </style:style>
    <style:style style:name="T139" style:parent-style-name="DefaultParagraphFont" style:family="text">
      <style:text-properties style:font-name="Liberation Serif" fo:font-size="12pt" style:font-size-asian="12pt" style:font-size-complex="12pt" fo:language="en" fo:country="GB"/>
    </style:style>
    <style:style style:name="T140" style:parent-style-name="DefaultParagraphFont" style:family="text">
      <style:text-properties style:font-name="Liberation Serif" fo:font-size="12pt" style:font-size-asian="12pt" style:font-size-complex="12pt" fo:background-color="#FFFF00" fo:language="en" fo:country="GB"/>
    </style:style>
    <style:style style:name="T141" style:parent-style-name="DefaultParagraphFont" style:family="text">
      <style:text-properties style:font-name="Liberation Serif" fo:font-size="12pt" style:font-size-asian="12pt" style:font-size-complex="12pt" fo:language="en" fo:country="GB"/>
    </style:style>
    <style:style style:name="T142" style:parent-style-name="DefaultParagraphFont" style:family="text">
      <style:text-properties style:font-name="Liberation Serif" fo:font-size="12pt" style:font-size-asian="12pt" style:font-size-complex="12pt" fo:background-color="#FFFF00" fo:language="en" fo:country="GB"/>
    </style:style>
    <style:style style:name="T143" style:parent-style-name="DefaultParagraphFont" style:family="text">
      <style:text-properties style:font-name="Liberation Serif" fo:font-size="12pt" style:font-size-asian="12pt" style:font-size-complex="12pt" fo:language="en" fo:country="GB"/>
    </style:style>
    <style:style style:name="T144" style:parent-style-name="DefaultParagraphFont" style:family="text">
      <style:text-properties style:font-name="Liberation Serif" fo:font-size="12pt" style:font-size-asian="12pt" style:font-size-complex="12pt" fo:background-color="#FFFF00" fo:language="en" fo:country="GB"/>
    </style:style>
    <style:style style:name="T145" style:parent-style-name="DefaultParagraphFont" style:family="text">
      <style:text-properties style:font-name="Liberation Serif" fo:font-size="12pt" style:font-size-asian="12pt" style:font-size-complex="12pt" fo:language="en" fo:country="GB"/>
    </style:style>
    <style:style style:name="T146" style:parent-style-name="DefaultParagraphFont" style:family="text">
      <style:text-properties style:font-name="Liberation Serif" fo:font-size="12pt" style:font-size-asian="12pt" style:font-size-complex="12pt" fo:background-color="#FFFF00" fo:language="en" fo:country="GB"/>
    </style:style>
    <style:style style:name="T147" style:parent-style-name="DefaultParagraphFont" style:family="text">
      <style:text-properties style:font-name="Liberation Serif" fo:font-size="12pt" style:font-size-asian="12pt" style:font-size-complex="12pt" fo:language="en" fo:country="GB"/>
    </style:style>
    <style:style style:name="T148" style:parent-style-name="DefaultParagraphFont" style:family="text">
      <style:text-properties style:font-name="Liberation Serif" fo:font-size="12pt" style:font-size-asian="12pt" style:font-size-complex="12pt" fo:background-color="#FFFF00" fo:language="en" fo:country="GB"/>
    </style:style>
    <style:style style:name="T149" style:parent-style-name="DefaultParagraphFont" style:family="text">
      <style:text-properties style:font-name="Liberation Serif" fo:font-size="12pt" style:font-size-asian="12pt" style:font-size-complex="12pt"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T167" style:parent-style-name="DefaultParagraphFont" style:family="text">
      <style:text-properties style:font-name="Liberation Serif" fo:font-size="12pt" style:font-size-asian="12pt" style:font-size-complex="12pt" fo:background-color="#FFFF00" fo:language="en" fo:country="GB"/>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T171" style:parent-style-name="DefaultParagraphFont" style:family="text">
      <style:text-properties style:font-name="Liberation Serif" fo:font-size="12pt" style:font-size-asian="12pt" style:font-size-complex="12pt" fo:background-color="#FFFF00" fo:language="en" fo:country="GB"/>
    </style:style>
    <style:style style:name="T172" style:parent-style-name="DefaultParagraphFont" style:family="text">
      <style:text-properties style:font-name="Liberation Serif" fo:font-size="12pt" style:font-size-asian="12pt" style:font-size-complex="12pt" fo:language="en" fo:country="GB"/>
    </style:style>
    <style:style style:name="P173" style:parent-style-name="Normal1" style:family="paragraph">
      <style:paragraph-properties fo:text-align="justify"/>
    </style:style>
    <style:style style:name="T174" style:parent-style-name="DefaultParagraphFont" style:family="text">
      <style:text-properties style:font-name="Liberation Serif" fo:font-size="12pt" style:font-size-asian="12pt" style:font-size-complex="12pt" fo:language="en" fo:country="GB"/>
    </style:style>
    <style:style style:name="T175" style:parent-style-name="DefaultParagraphFont" style:family="text">
      <style:text-properties style:font-name="Liberation Serif" fo:font-size="12pt" style:font-size-asian="12pt" style:font-size-complex="12pt" fo:background-color="#FFFF00" fo:language="en" fo:country="GB"/>
    </style:style>
    <style:style style:name="T176" style:parent-style-name="DefaultParagraphFont" style:family="text">
      <style:text-properties style:font-name="Liberation Serif" fo:font-size="12pt" style:font-size-asian="12pt" style:font-size-complex="12pt" fo:language="en" fo:country="GB"/>
    </style:style>
    <style:style style:name="P177"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9"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80"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8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4" style:parent-style-name="Normal1" style:family="paragraph">
      <style:text-properties style:font-name="Liberation Serif" fo:font-size="12pt" style:font-size-asian="12pt" style:font-size-complex="12pt" fo:language="en" fo:country="GB"/>
    </style:style>
    <style:style style:name="P185"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6" style:parent-style-name="Normal1" style:family="paragraph">
      <style:text-properties style:font-name="Liberation Serif" fo:font-size="12pt" style:font-size-asian="12pt" style:font-size-complex="12pt" fo:language="en" fo:country="GB"/>
    </style:style>
    <style:style style:name="P18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9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91" style:parent-style-name="Normal1" style:family="paragraph">
      <style:paragraph-properties fo:text-align="justify"/>
    </style:style>
    <style:style style:name="T19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P194" style:parent-style-name="Normal1" style:family="paragraph">
      <style:paragraph-properties fo:text-align="justify"/>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T1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P198" style:parent-style-name="Normal1" style:family="paragraph">
      <style:paragraph-properties fo:text-align="justify"/>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T2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P202" style:parent-style-name="Normal1" style:family="paragraph">
      <style:paragraph-properties fo:text-align="justify"/>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T20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T2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style>
    <style:style style:name="T216" style:parent-style-name="DefaultParagraphFont" style:family="text">
      <style:text-properties style:font-name="Liberation Serif" style:font-name-complex="Liberation Serif" fo:font-size="12pt" style:font-size-asian="12pt" style:font-size-complex="12pt" fo:language="en" fo:country="GB"/>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style:style>
    <style:style style:name="T220"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21" style:parent-style-name="DefaultParagraphFont" style:family="text">
      <style:text-properties style:font-name="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justify"/>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T2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T22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9"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P231" style:parent-style-name="Normal1" style:family="paragraph">
      <style:paragraph-properties fo:text-align="justify"/>
    </style:style>
    <style:style style:name="T232" style:parent-style-name="DefaultParagraphFont" style:family="text">
      <style:text-properties style:font-name="Liberation Serif" style:font-name-complex="Liberation Serif" fo:font-size="12pt" style:font-size-asian="12pt" style:font-size-complex="12pt" fo:language="en" fo:country="GB"/>
    </style:style>
    <style:style style:name="T2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T237" style:parent-style-name="DefaultParagraphFont" style:family="text">
      <style:text-properties style:font-name="Liberation Serif" fo:font-size="12pt" style:font-size-asian="12pt" style:font-size-complex="12pt" fo:language="en" fo:country="GB"/>
    </style:style>
    <style:style style:name="T238"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9" style:parent-style-name="DefaultParagraphFont" style:family="text">
      <style:text-properties style:font-name="Liberation Serif" fo:font-size="12pt" style:font-size-asian="12pt" style:font-size-complex="12pt" fo:language="en" fo:country="GB"/>
    </style:style>
    <style:style style:name="T240" style:parent-style-name="DefaultParagraphFont" style:family="text">
      <style:text-properties style:font-name="Liberation Serif" fo:font-size="12pt" style:font-size-asian="12pt" style:font-size-complex="12pt" fo:language="en" fo:country="GB"/>
    </style:style>
    <style:style style:name="P241" style:parent-style-name="Normal1" style:family="paragraph">
      <style:paragraph-properties fo:text-align="justify"/>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style>
    <style:style style:name="T2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Internetlink" style:family="text">
      <style:text-properties style:font-name="Liberation Serif" style:font-name-complex="Liberation Serif"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style>
    <style:style style:name="T279" style:parent-style-name="DefaultParagraphFont" style:family="text">
      <style:text-properties style:font-name="Liberation Serif" style:font-name-complex="Liberation Serif"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style>
    <style:style style:name="T2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T284" style:parent-style-name="Internetlink" style:family="text">
      <style:text-properties style:font-name="Liberation Serif" style:font-name-complex="Liberation Serif" fo:font-size="12pt" style:font-size-asian="12pt" style:font-size-complex="12pt" fo:language="en" fo:country="GB"/>
    </style:style>
    <style:style style:name="T285" style:parent-style-name="DefaultParagraphFont" style:family="text">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style>
    <style:style style:name="T288" style:parent-style-name="DefaultParagraphFont" style:family="text">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T292" style:parent-style-name="Internetlink" style:family="text">
      <style:text-properties style:font-name="Liberation Serif" style:font-name-complex="Liberation Serif" fo:font-size="12pt" style:font-size-asian="12pt" style:font-size-complex="12pt" fo:language="en" fo:country="GB"/>
    </style:style>
    <style:style style:name="T293" style:parent-style-name="DefaultParagraphFont" style:family="text">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6" style:parent-style-name="Normal1" style:family="paragraph">
      <style:paragraph-properties fo:text-align="justify"/>
    </style:style>
    <style:style style:name="T29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8" style:parent-style-name="DefaultParagraphFont" style:family="text">
      <style:text-properties style:font-name="Liberation Serif" style:font-name-complex="Liberation Serif" fo:font-size="12pt" style:font-size-asian="12pt" style:font-size-complex="12pt"/>
    </style:style>
    <style:style style:name="T299" style:parent-style-name="Hyperlink" style:family="text">
      <style:text-properties style:font-name="Liberation Serif" style:font-name-complex="Liberation Serif" fo:font-size="12pt" style:font-size-asian="12pt" style:font-size-complex="12pt"/>
    </style:style>
    <style:style style:name="T300" style:parent-style-name="DefaultParagraphFont" style:family="text">
      <style:text-properties style:font-name="Liberation Serif" style:font-name-complex="Liberation Serif" fo:font-size="12pt" style:font-size-asian="12pt" style:font-size-complex="12pt"/>
    </style:style>
    <style:style style:name="P3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307" style:parent-style-name="Hyperlink" style:family="text">
      <style:text-properties style:font-name="Liberation Serif" style:font-name-complex="Liberation Serif" fo:language="en" fo:country="GB"/>
    </style:style>
    <style:style style:name="T30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09" style:parent-style-name="Normal1" style:family="paragraph">
      <style:paragraph-properties fo:text-align="justify"/>
    </style:style>
    <style:style style:name="T3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1" style:parent-style-name="DefaultParagraphFont" style:family="text">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4" style:parent-style-name="Normal1" style:family="paragraph">
      <style:paragraph-properties fo:text-align="justify"/>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T3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2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3" style:parent-style-name="Normal1" style:family="paragraph">
      <style:paragraph-properties fo:text-align="justify" fo:margin-top="0.1965in" fo:margin-bottom="0.1104in"/>
    </style:style>
    <style:style style:name="T3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5" style:parent-style-name="Normal1" style:family="paragraph">
      <style:paragraph-properties fo:text-align="justify" fo:margin-bottom="0in"/>
    </style:style>
    <style:style style:name="T326" style:parent-style-name="DefaultParagraphFont" style:family="text">
      <style:text-properties style:font-name="Liberation Serif" style:font-name-complex="Liberation Serif" fo:font-size="12pt" style:font-size-asian="12pt" style:font-size-complex="12pt" fo:language="en" fo:country="GB"/>
    </style:style>
    <style:style style:name="P327" style:parent-style-name="Normal1" style:family="paragraph">
      <style:paragraph-properties fo:text-align="justify" fo:margin-bottom="0in"/>
    </style:style>
    <style:style style:name="T328" style:parent-style-name="DefaultParagraphFont" style:family="text">
      <style:text-properties style:font-name="Liberation Serif" style:font-name-complex="Liberation Serif" fo:font-size="10pt" style:font-size-asian="10pt" style:font-size-complex="10pt" fo:language="en" fo:country="GB"/>
    </style:style>
    <style:style style:name="T329" style:parent-style-name="Hyperlink" style:family="text">
      <style:text-properties style:font-name="Liberation Serif" style:font-name-complex="Liberation Serif" fo:font-size="10pt" style:font-size-asian="10pt" style:font-size-complex="10pt" fo:language="en" fo:country="GB"/>
    </style:style>
    <style:style style:name="T330" style:parent-style-name="DefaultParagraphFont" style:family="text">
      <style:text-properties style:font-name="Liberation Serif" style:font-name-complex="Liberation Serif" fo:font-size="10pt" style:font-size-asian="10pt" style:font-size-complex="10pt" fo:language="en" fo:country="GB"/>
    </style:style>
    <style:style style:name="P33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2" style:parent-style-name="BodyText" style:family="paragraph">
      <style:paragraph-properties fo:text-align="justify" fo:margin-bottom="0in" fo:line-height="100%"/>
    </style:style>
    <style:style style:name="T333"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3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5" style:parent-style-name="BodyText" style:family="paragraph">
      <style:paragraph-properties fo:text-align="justify" fo:margin-bottom="0in" fo:line-height="100%"/>
    </style:style>
    <style:style style:name="T33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3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0" style:parent-style-name="BodyText" style:family="paragraph">
      <style:paragraph-properties fo:text-align="justify" fo:margin-bottom="0in" fo:line-height="100%"/>
    </style:style>
    <style:style style:name="T3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4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45"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4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8"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0"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51" style:parent-style-name="BodyText" style:family="paragraph">
      <style:paragraph-properties fo:text-align="justify" fo:margin-bottom="0in" fo:line-height="100%"/>
    </style:style>
    <style:style style:name="T352"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53" style:parent-style-name="Hyperlink" style:family="text">
      <style:text-properties style:font-name="Liberation Serif" style:font-name-complex="Liberation Serif" fo:font-size="10pt" style:font-size-asian="10pt" style:font-size-complex="10pt" fo:language="en" fo:country="GB"/>
    </style:style>
    <style:style style:name="T354" style:parent-style-name="DefaultParagraphFont" style:family="text">
      <style:text-properties style:font-name="Liberation Serif" style:font-name-complex="Liberation Serif" fo:font-size="10pt" style:font-size-asian="10pt" style:font-size-complex="10pt"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8" style:parent-style-name="BodyText" style:family="paragraph">
      <style:paragraph-properties fo:text-align="justify" fo:margin-bottom="0in" fo:line-height="100%"/>
    </style:style>
    <style:style style:name="T359" style:parent-style-name="DefaultParagraphFont" style:family="text">
      <style:text-properties style:font-name="Liberation Serif" style:font-name-complex="Liberation Serif" fo:font-size="12pt" style:font-size-asian="12pt" style:font-size-complex="12pt" fo:language="en" fo:country="GB"/>
    </style:style>
    <style:style style:name="P360" style:parent-style-name="BodyText"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size="10pt" style:font-size-asian="10pt" style:font-size-complex="10pt" fo:language="en" fo:country="GB"/>
    </style:style>
    <style:style style:name="T362" style:parent-style-name="Hyperlink" style:family="text">
      <style:text-properties style:font-name="Liberation Serif" style:font-name-complex="Liberation Serif" fo:font-size="10pt" style:font-size-asian="10pt" style:font-size-complex="10pt" fo:language="en" fo:country="GB"/>
    </style:style>
    <style:style style:name="T363" style:parent-style-name="DefaultParagraphFont" style:family="text">
      <style:text-properties style:font-name="Liberation Serif" style:font-name-complex="Liberation Serif" fo:font-size="10pt" style:font-size-asian="10pt" style:font-size-complex="10pt" fo:language="en" fo:country="GB"/>
    </style:style>
    <style:style style:name="P364" style:parent-style-name="BodyText" style:family="paragraph">
      <style:paragraph-properties fo:text-align="justify" fo:margin-bottom="0in" fo:line-height="100%"/>
      <style:text-properties style:font-name="Liberation Serif" style:font-name-complex="Liberation Serif" fo:language="en" fo:country="GB"/>
    </style:style>
    <style:style style:name="P365" style:parent-style-name="BodyText" style:family="paragraph">
      <style:paragraph-properties fo:text-align="justify" fo:margin-bottom="0in" fo:line-height="100%"/>
    </style:style>
    <style:style style:name="T3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7" style:parent-style-name="BodyText" style:family="paragraph">
      <style:paragraph-properties fo:text-align="justify" fo:margin-bottom="0in" fo:line-height="100%"/>
    </style:style>
    <style:style style:name="T368" style:parent-style-name="DefaultParagraphFont" style:family="text">
      <style:text-properties style:font-name="Liberation Serif" style:font-name-complex="Liberation Serif" fo:language="en" fo:country="GB" style:language-asian="it" style:country-asian="IT"/>
    </style:style>
    <style:style style:name="P369" style:parent-style-name="BodyText" style:family="paragraph">
      <style:paragraph-properties fo:text-align="justify" fo:margin-bottom="0in" fo:line-height="100%"/>
    </style:style>
    <style:style style:name="T370" style:parent-style-name="DefaultParagraphFont" style:family="text">
      <style:text-properties style:font-name="Liberation Serif" style:font-name-complex="Liberation Serif" fo:language="en" fo:country="GB"/>
    </style:style>
    <style:style style:name="T371" style:parent-style-name="Hyperlink" style:family="text">
      <style:text-properties style:font-name="Liberation Serif" style:font-name-complex="Liberation Serif" fo:font-size="10pt" style:font-size-asian="10pt" style:font-size-complex="10pt" fo:language="en" fo:country="GB"/>
    </style:style>
    <style:style style:name="T372" style:parent-style-name="DefaultParagraphFont" style:family="text">
      <style:text-properties style:font-name="Liberation Serif" style:font-name-complex="Liberation Serif" fo:language="en" fo:country="GB"/>
    </style:style>
    <style:style style:name="P373" style:parent-style-name="BodyText" style:family="paragraph">
      <style:paragraph-properties fo:text-align="justify" fo:margin-bottom="0in" fo:line-height="100%"/>
      <style:text-properties fo:font-size="12pt" style:font-size-asian="12pt" style:font-size-complex="12pt" fo:language="en" fo:country="GB"/>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6" style:parent-style-name="BodyText" style:family="paragraph">
      <style:paragraph-properties fo:margin-bottom="0in" fo:line-height="100%"/>
    </style:style>
    <style:style style:name="T377" style:parent-style-name="DefaultParagraphFont" style:family="text">
      <style:text-properties style:font-name="Liberation Serif" style:font-name-complex="Liberation Serif" fo:font-size="12pt" style:font-size-asian="12pt" style:font-size-complex="12pt" fo:language="en" fo:country="GB"/>
    </style:style>
    <style:style style:name="T378" style:parent-style-name="DefaultParagraphFont" style:family="text">
      <style:text-properties style:font-name="Liberation Serif" style:font-name-complex="Liberation Serif" fo:font-size="10pt" style:font-size-asian="10pt" style:font-size-complex="10pt" fo:language="en" fo:country="GB"/>
    </style:style>
    <style:style style:name="T379" style:parent-style-name="Hyperlink" style:family="text">
      <style:text-properties style:font-name="Liberation Serif" style:font-name-complex="Liberation Serif" fo:font-size="10pt" style:font-size-asian="10pt" style:font-size-complex="10pt" fo:language="en" fo:country="GB"/>
    </style:style>
    <style:style style:name="T380" style:parent-style-name="DefaultParagraphFont" style:family="text">
      <style:text-properties style:font-name="Liberation Serif" style:font-name-complex="Liberation Serif" fo:font-size="10pt" style:font-size-asian="10pt" style:font-size-complex="10pt" fo:language="en" fo:country="GB"/>
    </style:style>
    <style:style style:name="P381"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2"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3"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8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85" style:parent-style-name="Normal1" style:family="paragraph">
      <style:paragraph-properties fo:text-align="justify" fo:margin-bottom="0in"/>
    </style:style>
    <style:style style:name="T38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87" style:parent-style-name="DefaultParagraphFont" style:family="text">
      <style:text-properties style:font-name="Liberation Serif" style:font-name-complex="Liberation Serif" fo:font-size="12pt" style:font-size-asian="12pt" style:font-size-complex="12pt" fo:language="en" fo:country="GB"/>
    </style:style>
    <style:style style:name="T38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9" style:parent-style-name="DefaultParagraphFont" style:family="text">
      <style:text-properties style:font-name="Liberation Serif" style:font-name-complex="Liberation Serif" fo:font-size="12pt" style:font-size-asian="12pt" style:font-size-complex="12pt" fo:language="en" fo:country="GB"/>
    </style:style>
    <style:style style:name="T390" style:parent-style-name="DefaultParagraphFont" style:family="text">
      <style:text-properties style:font-name="Liberation Serif" style:font-name-complex="Liberation Serif" fo:font-size="12pt" style:font-size-asian="12pt" style:font-size-complex="12pt" fo:language="en" fo:country="GB"/>
    </style:style>
    <style:style style:name="T391" style:parent-style-name="DefaultParagraphFont" style:family="text">
      <style:text-properties style:font-name="Liberation Serif" style:font-name-complex="Liberation Serif" fo:font-size="12pt" style:font-size-asian="12pt" style:font-size-complex="12pt" fo:language="en" fo:country="GB"/>
    </style:style>
    <style:style style:name="P392" style:parent-style-name="Normal1" style:family="paragraph">
      <style:paragraph-properties fo:text-align="justify" fo:margin-bottom="0in"/>
      <style:text-properties fo:language="en" fo:country="GB"/>
    </style:style>
    <style:style style:name="P393" style:parent-style-name="Normal1" style:family="paragraph">
      <style:paragraph-properties fo:text-align="justify" fo:margin-bottom="0in"/>
    </style:style>
    <style:style style:name="T394" style:parent-style-name="DefaultParagraphFont" style:family="text">
      <style:text-properties style:font-name="Liberation Serif" fo:font-variant="small-caps" fo:font-size="12pt" style:font-size-asian="12pt" style:font-size-complex="12pt" fo:language="en" fo:country="GB"/>
    </style:style>
    <style:style style:name="T395" style:parent-style-name="DefaultParagraphFont" style:family="text">
      <style:text-properties style:font-name="Liberation Serif" fo:font-size="12pt" style:font-size-asian="12pt" style:font-size-complex="12pt" fo:language="en" fo:country="GB"/>
    </style:style>
    <style:style style:name="T396"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7" style:parent-style-name="DefaultParagraphFont" style:family="text">
      <style:text-properties style:font-name="Liberation Serif" fo:font-size="12pt" style:font-size-asian="12pt" style:font-size-complex="12pt" fo:language="en" fo:country="GB"/>
    </style:style>
    <style:style style:name="T39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9" style:parent-style-name="DefaultParagraphFont" style:family="text">
      <style:text-properties style:font-name="Liberation Serif" fo:font-size="12pt" style:font-size-asian="12pt" style:font-size-complex="12pt" fo:language="en" fo:country="GB"/>
    </style:style>
    <style:style style:name="T400" style:parent-style-name="Internetlink" style:family="text">
      <style:text-properties style:font-name="Liberation Serif" fo:font-size="12pt" style:font-size-asian="12pt" style:font-size-complex="12pt" fo:language="en" fo:country="GB"/>
    </style:style>
    <style:style style:name="T401" style:parent-style-name="DefaultParagraphFont" style:family="text">
      <style:text-properties style:font-name="Liberation Serif" fo:font-size="12pt" style:font-size-asian="12pt" style:font-size-complex="12pt" fo:language="en" fo:country="GB"/>
    </style:style>
    <style:style style:name="P4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4"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5" style:parent-style-name="Normal1" style:family="paragraph">
      <style:paragraph-properties fo:text-align="justify"/>
    </style:style>
    <style:style style:name="T406" style:parent-style-name="DefaultParagraphFont" style:family="text">
      <style:text-properties style:font-name="Liberation Serif" style:font-name-complex="Liberation Serif" fo:font-size="12pt" style:font-size-asian="12pt" style:font-size-complex="12pt" fo:language="en" fo:country="GB"/>
    </style:style>
    <style:style style:name="T407"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text:s/></text:span><text:span text:style-name="T9">people to<text:s/></text:span><text:span text:style-name="T10">believe</text:span><text:span text:style-name="T11"><text:s/>that a<text:s/></text:span><text:span text:style-name="T12">series</text:span><text:span text:style-name="T13"><text:s/>of<text:s/></text:span><text:span text:style-name="T14">successful outcomes</text:span><text:span text:style-name="T15"><text:s/>in a</text:span><text:span text:style-name="T16"><text:s/>random</text:span><text:span text:style-name="T17"><text:s/>or<text:s/></text:span><text:span text:style-name="T18">chance-based process</text:span><text:span text:style-name="T19"><text:s/>is<text:s/></text:span><text:span text:style-name="T20">more likely<text:s/></text:span><text:span text:style-name="T21">to continue in the short term. In other words, individuals tend to think that if they or someone else has experienced a<text:s/></text:span><text:span text:style-name="T22">streak of wins</text:span><text:span text:style-name="T23"><text:s/>or<text:s/></text:span><text:span text:style-name="T24">successes</text:span><text:span text:style-name="T25">, they are<text:s/></text:span><text:span text:style-name="T26">more likely</text:span><text:span text:style-name="T27"><text:s/>to keep<text:s/></text:span><text:span text:style-name="T28">winnin</text:span><text:span text:style-name="T29">g or<text:s/></text:span><text:span text:style-name="T30">succeedin</text:span><text:span text:style-name="T31">g in the<text:s/></text:span><text:span text:style-name="T32">near future</text:span><text:span text:style-name="T33">. This bias can be observed in various contexts, such as sports, gambling, or even everyday decision-making.</text:span></text:p>
      <text:p text:style-name="P34"><text:span text:style-name="T35">The Hot Hand Fallacy suggests that people may misinterpret<text:s/></text:span><text:span text:style-name="T36">random patterns</text:span><text:span text:style-name="T37"><text:s/>or<text:s/></text:span><text:span text:style-name="T38">sequences</text:span><text:span text:style-name="T39"><text:s/>as being<text:s/></text:span><text:span text:style-name="T40">influenced</text:span><text:span text:style-name="T41"><text:s/>by skill or momentum when, in reality, these events are<text:s/></text:span><text:span text:style-name="T42">statistically independent</text:span><text:span text:style-name="T43">. In many cases, the<text:s/></text:span><text:span text:style-name="T44">belief</text:span><text:span text:style-name="T45"><text:s/>in a<text:s/></text:span><text:span text:style-name="T46">"hot hand</text:span><text:span text:style-name="T47">" can lead to poor<text:s/></text:span><text:span text:style-name="T48">decision-making,</text:span><text:span text:style-name="T49"><text:s/>as individuals may overestimate their</text:span><text:span text:style-name="T50"><text:s/>chances</text:span><text:span text:style-name="T51"><text:s/>of success or make<text:s/></text:span><text:span text:style-name="T52">risky<text:s/></text:span><text:span text:style-name="T53">choices</text:span><text:span text:style-name="T54"><text:s/>based on a mistaken belief in a streak of good luck.</text:span></text:p>
      <text:p text:style-name="P55">It's important to recognize the Hot Hand Fallacy Bias to make more rational and informed decisions, especially in situations where chance and randomness play a significant role.</text:p>
      <text:p text:style-name="P56"/>
      <text:p text:style-name="P57">Ten example scenarios of the Hot Hand Fallacy provided by Chat Gtp</text:p>
      <text:p text:style-name="P58"><text:span text:style-name="T59">Give me ten example scenarios of Hot Hand Fallacy</text:span><text:span text:style-name="T60">:</text:span></text:p>
      <text:p text:style-name="P61"><text:span text:style-name="T62">1.<text:s/></text:span><text:span text:style-name="T63">Basketball Shooting</text:span><text:span text:style-name="T64">: A basketball player believes that if they've made several consecutive shots, they are more likely to make the next one, even though each shot is independent of the others.</text:span></text:p>
      <text:p text:style-name="P65"><text:span text:style-name="T66">2.<text:s/></text:span><text:span text:style-name="T67">Gambling</text:span><text:span text:style-name="T68">: A person at a casino thinks that if they've won multiple hands in a row in blackjack, they are on a "hot streak" and continue to bet more recklessly, assuming they can't lose.</text:span></text:p>
      <text:p text:style-name="P69"><text:span text:style-name="T70">3.<text:s/></text:span><text:span text:style-name="T71">Stock Trading</text:span><text:span text:style-name="T72">: An investor sees a series of profitable trades and becomes overconfident, believing that they have a "hot hand" and that their next investment will also be a success.</text:span></text:p>
      <text:p text:style-name="P73"><text:span text:style-name="T74">4.<text:s/></text:span><text:span text:style-name="T75">Coin Flipping</text:span><text:span text:style-name="T76">: Someone flips a coin and gets heads several times in a row, leading them to believe that the next flip is more likely to be heads as well.</text:span></text:p>
      <text:p text:style-name="P77"><text:span text:style-name="T78">5.<text:s/></text:span><text:span text:style-name="T79">Lottery Ticket Purchases</text:span><text:span text:style-name="T80">: A person who has won small prizes in the lottery multiple times thinks they are "on fire" and buys more tickets, assuming they have a better chance of<text:s/></text:span><text:span text:style-name="T81">winning big.</text:span></text:p>
      <text:p text:style-name="P82"><text:span text:style-name="T83">6.<text:s/></text:span><text:span text:style-name="T84">Poker</text:span><text:span text:style-name="T85">: A poker player believes they are in a "hot streak" after winning several hands, leading them to make more aggressive bets, even with suboptimal hands.</text:span></text:p>
      <text:p text:style-name="P86"><text:span text:style-name="T87">7.<text:s/></text:span><text:span text:style-name="T88">Sports Betting</text:span><text:span text:style-name="T89">: A sports bettor assumes that a team that has won several games in a row is more likely to win the next one, overlooking factors like team performance and matchups.</text:span></text:p>
      <text:p text:style-name="P90"><text:span text:style-name="T91">8.<text:s/></text:span><text:span text:style-name="T92">Sequential Number Selection</text:span><text:span text:style-name="T93">: In a game like roulette, someone selects the same number that has hit a few times in a row, thinking it's more likely to<text:s/></text:span><text:span text:style-name="T94">hit again.</text:span></text:p>
      <text:p text:style-name="P95"><text:span text:style-name="T96">9.<text:s/></text:span><text:span text:style-name="T97">Productivity at Work</text:span><text:span text:style-name="T98">: An employee completes a few successful projects consecutively and believes that they will continue to succeed without adjusting their work habits.</text:span></text:p>
      <text:p text:style-name="P99"><text:span text:style-name="T100">10.<text:s/></text:span><text:span text:style-name="T101">Restaurant Choices</text:span><text:span text:style-name="T102">: A diner goes to a restaurant that served them a great meal on their last visit and expects another exceptional experience, even if it's unrelated to the quality of their past visit.</text:span></text:p>
      <text:p text:style-name="P103">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4"/>
      <text:p text:style-name="P105"><text:span text:style-name="T106">User Story:<text:s/></text:span><text:span text:style-name="T107">Betting for for the next win of my favourite football team</text:span></text:p>
      <text:p text:style-name="P108">Consider scenario 7, “Sports Bettings”, give me a small user story from it</text:p>
      <text:p text:style-name="P109"><text:span text:style-name="T110">As an avid<text:s/></text:span><text:span text:style-name="T111">sports bettor</text:span><text:span text:style-name="T112">, I'm constantly seeking ways to increase my<text:s/></text:span><text:span text:style-name="T113">chances</text:span><text:span text:style-name="T114"><text:s/>of<text:s/></text:span><text:span text:style-name="T115">winning<text:s/></text:span><text:span text:style-name="T116">and make more informed betting decisions, especially when it comes to wagering on my favourite<text:s/></text:span><text:span text:style-name="T117">football team matches</text:span><text:span text:style-name="T118">. One challenge I've faced is falling prey to the Hot Hand Fallacy<text:s/></text:span><text:span text:style-name="T119">Bias</text:span><text:span text:style-name="T120">, a<text:s/></text:span><text:span text:style-name="T121">cognitive bias<text:s/></text:span><text:span text:style-name="T122">that has led me to make</text:span><text:span text:style-name="T123"><text:s/>impulsive</text:span><text:span text:style-name="T124"><text:s/>and</text:span><text:span text:style-name="T125"><text:s/>less rational</text:span><text:span text:style-name="T126"><text:s/></text:span><text:span text:style-name="T127">bets</text:span><text:span text:style-name="T128">.</text:span></text:p>
      <text:p text:style-name="P129"><text:span text:style-name="T130">I often found myself in situations where I<text:s/></text:span><text:span text:style-name="T131">believed</text:span><text:span text:style-name="T132"><text:s/>that, after<text:s/></text:span><text:span text:style-name="T133">betting for my favourite football team<text:s/></text:span><text:span text:style-name="T134">victory</text:span><text:span text:style-name="T135">, which happened<text:s/></text:span><text:span text:style-name="T136">several times</text:span><text:span text:style-name="T137"><text:s/></text:span><text:span text:style-name="T138">in a row,<text:s/></text:span><text:span text:style-name="T139">then even the<text:s/></text:span><text:span text:style-name="T140">next time</text:span><text:span text:style-name="T141"><text:s/>it would be much<text:s/></text:span><text:span text:style-name="T142">more likely</text:span><text:span text:style-name="T143"><text:s/>to win the<text:s/></text:span><text:span text:style-name="T144">bet</text:span><text:span text:style-name="T145"><text:s/>again by always betting on the team's<text:s/></text:span><text:span text:style-name="T146">victory;</text:span><text:span text:style-name="T147"><text:s/>but on some occasions this did not come true: my team lost the match and I lost my<text:s/></text:span><text:span text:style-name="T148">bet</text:span><text:span text:style-name="T149">. This happened because in those situations I did not consider a wide range of factors, such as player statistics, team dynamics, historical matchups, and the current conditions (injuries, home or away games, etc.). Each mat</text:span><text:span text:style-name="T150">ch also is an<text:s/></text:span><text:span text:style-name="T151">independent</text:span><text:span text:style-name="T152"><text:s/></text:span><text:span text:style-name="T153">event</text:span><text:span text:style-name="T154"><text:s/>and the<text:s/></text:span><text:span text:style-name="T155">result<text:s/></text:span><text:span text:style-name="T156">of a<text:s/></text:span><text:span text:style-name="T157">single match</text:span><text:span text:style-name="T158"><text:s/>is not<text:s/></text:span><text:span text:style-name="T159">influenced</text:span><text:span text:style-name="T160"><text:s/>by<text:s/></text:span><text:span text:style-name="T161">previous games sequence</text:span><text:span text:style-name="T162">. This means that this bias can<text:s/></text:span><text:span text:style-name="T163">cloud</text:span><text:span text:style-name="T164"><text:s/>my<text:s/></text:span><text:span text:style-name="T165">judgment</text:span><text:span text:style-name="T166"><text:s/>and<text:s/></text:span><text:span text:style-name="T167">influence</text:span><text:span text:style-name="T168"><text:s/>my betting<text:s/></text:span><text:span text:style-name="T169">decisions</text:span><text:span text:style-name="T170">, as I become overly optimistic about the team's prospects based solely on their recent<text:s/></text:span><text:span text:style-name="T171">success</text:span><text:span text:style-name="T172">.</text:span></text:p>
      <text:p text:style-name="P173"><text:span text:style-name="T174">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75"><text:s/>streaks</text:span><text:span text:style-name="T176"><text:s/>alone.</text:span></text:p>
      <text:p text:style-name="P177"/>
      <text:p text:style-name="P178"/>
      <text:p text:style-name="P179">Competency Questions</text:p>
      <text:p text:style-name="P180"/>
      <text:p text:style-name="P181">1. What the sports bettor believes about betting for his favourite football team victory?</text:p>
      <text:p text:style-name="P182">He believes that, having won the bet<text:s/>several games in a row, is more likely to win again in the next match bet.</text:p>
      <text:p text:style-name="P183">2. What is the main aspect that each football team match bet happened several times in a row share?</text:p>
      <text:p text:style-name="P184">They share the fact of being winning bets.</text:p>
      <text:p text:style-name="P185">3. According to the sport bettor how likely the outcome of the next football team match bet will be a win?</text:p>
      <text:p text:style-name="P186">The probability of winning will be higher.</text:p>
      <text:p text:style-name="P187"/>
      <text:p text:style-name="P188"/>
      <text:p text:style-name="P189"/>
      <text:p text:style-name="P190">Classes and properties</text:p>
      <text:p text:style-name="P191"><text:span text:style-name="T192">Classes</text:span><text:span text:style-name="T193">: Classes for the Hot Hand Fallacy Ontology extracted from the user story and readapted with the help of Chat GTP</text:span></text:p>
      <text:p text:style-name="P194"><text:span text:style-name="T195">1.<text:s/></text:span><text:span text:style-name="T196">Activity</text:span><text:span text:style-name="T197"><text:s/>(Sport Bets): A class representing any activities with random or chance-based outcomes, such as coin flips, dice rolls, lottery draws, or sport bets.<text:s/></text:span></text:p>
      <text:p text:style-name="P198"><text:span text:style-name="T199">2.<text:s/></text:span><text:span text:style-name="T200">Next Chance-Based Occurrence</text:span><text:span text:style-name="T201"><text:s/>(Football Team Match Bet): A class representing individual occurrences within a random/chance-based process, like a coin landing on heads or tails, a dice showing a specific number, or a bet for a football team match.</text:span></text:p>
      <text:p text:style-name="P202"><text:span text:style-name="T203">3.<text:s/></text:span><text:span text:style-name="T204">Past Occurrences Series</text:span><text:span text:style-name="T205"><text:s/>(Football Team Match Bet Series): A series of same recurrent events happened in the past.<text:s/></text:span></text:p>
      <text:p text:style-name="P206"><text:span text:style-name="T207">4.<text:s/></text:span><text:span text:style-name="T208">Participan</text:span><text:span text:style-name="T209">t: a class representing an individual that take part in an Activity with random or chance-based outcomes.</text:span></text:p>
      <text:p text:style-name="P210"><text:span text:style-name="T211">5.<text:s/></text:span><text:span text:style-name="T212">Probability</text:span><text:span text:style-name="T213">: a class representing the probability of an Event such as a Football Team Match Bet to<text:s/></text:span><text:span text:style-name="T214">produce a winning situation.</text:span></text:p>
      <text:p text:style-name="P215"><text:span text:style-name="T216">6.</text:span><text:span text:style-name="T217"><text:s/>Victory</text:span><text:span text:style-name="T218"><text:s/>(Winning Bet): a class representing the victory as an effect of the result of an Event such as a Football Team Match Bet: Superclass:OutcomeEffect</text:span></text:p>
      <text:p text:style-name="P219"><text:span text:style-name="T220">Properties</text:span><text:span text:style-name="T221">: Due to their similarity, some of the properties of the<text:s/></text:span><text:span text:style-name="T222">Gambler's Fallacy Ontology have been used for the Hot Hand Fallacy ontology as well. Other properties have been taken from the Content ODPs shown in “Used Content ODPs” section.</text:span></text:p>
      <text:p text:style-name="P223"><text:span text:style-name="T224">1.<text:s/></text:span><text:span text:style-name="T225">hasBelief</text:span><text:span text:style-name="T226"><text:s/>(</text:span><text:a xlink:href="http://purl.org/ontology/cco/core" office:target-frame-name="_top" xlink:show="replace"><text:span text:style-name="T227">The Cognitive Characteris</text:span><text:bookmark-start text:name="_Hlt159058028"/><text:bookmark-start text:name="_Hlt159058029"/><text:span text:style-name="T228">t</text:span><text:bookmark-end text:name="_Hlt159058028"/><text:bookmark-end text:name="_Hlt159058029"/><text:span text:style-name="T229">ics Ontology 0.2</text:span></text:a><text:span text:style-name="T230">): a Person who believes that a sequence of past events with the same outcome can change the probability of the outcome of the same event in the future.</text:span></text:p>
      <text:p text:style-name="P231"><text:span text:style-name="T232">2.<text:s/></text:span><text:span text:style-name="T233">hasBiasedOpinion</text:span><text:span text:style-name="T234">: a property connecting a Person who has a biased opinion about the possible outcome of a Future Event.</text:span></text:p>
      <text:p text:style-name="P235"><text:span text:style-name="T236">3.</text:span><text:span text:style-name="T237"><text:s/></text:span><text:span text:style-name="T238">hasOutcomeEffect:</text:span><text:span text:style-name="T239"><text:s/>A property linking a<text:s/></text:span><text:span text:style-name="T240">series of events which Outcome brings to the same effect.<text:s/></text:span></text:p>
      <text:p text:style-name="P241"><text:span text:style-name="T242">4.</text:span><text:span text:style-name="T243">ProduceOutcomeEffect</text:span><text:span text:style-name="T244">: a property linking an event which Outcome will produce an effect.</text:span></text:p>
      <text:p text:style-name="P245">Key Concepts</text:p>
      <text:p text:style-name="P246">The followings represent some of the key concepts extracted from the user story that have been used to align some of the classes of Hot Hand Fallacy Ontology with the semantic frames contained in the Framester Hub.</text:p>
      <text:p text:style-name="P247"/>
      <text:p text:style-name="P248">Bettor</text:p>
      <text:p text:style-name="P249">Bet</text:p>
      <text:p text:style-name="P250">Match</text:p>
      <text:p text:style-name="P251">Fallacy</text:p>
      <text:p text:style-name="P252">Bias</text:p>
      <text:p text:style-name="P253">Cognitive</text:p>
      <text:p text:style-name="P254">Event</text:p>
      <text:p text:style-name="P255">Indipendent</text:p>
      <text:p text:style-name="P256">Sequence</text:p>
      <text:p text:style-name="P257">Row</text:p>
      <text:p text:style-name="P258">Victory</text:p>
      <text:p text:style-name="P259">Previous</text:p>
      <text:p text:style-name="P260">Next</text:p>
      <text:p text:style-name="P261">Football team</text:p>
      <text:p text:style-name="P262">Belief</text:p>
      <text:p text:style-name="P263">Influence</text:p>
      <text:p text:style-name="P264">Decision</text:p>
      <text:p text:style-name="P265">Judgment</text:p>
      <text:p text:style-name="P266">Result</text:p>
      <text:p text:style-name="P267">Likelihood</text:p>
      <text:p text:style-name="P268">Success</text:p>
      <text:p text:style-name="P269">Streaks</text:p>
      <text:p text:style-name="P270">Chosen Framster Frames</text:p>
      <text:p text:style-name="P271">These are the frames used for the alignment of the ontology ‘s classes:</text:p>
      <text:p text:style-name="P272"><text:span text:style-name="T273">Event</text:span><text:span text:style-name="T274"><text:s/>(</text:span><text:a xlink:href="https://w3id.org/framester/data/framestercore/Event" office:target-frame-name="_top" xlink:show="replace"><text:span text:style-name="T275">https://w3id.org/framester/data/framestercore/Event</text:span></text:a><text:span text:style-name="T276">)</text:span></text:p>
      <text:p text:style-name="P277">An Event takes place at a Place and Time. Big earthquakes only happen along plate<text:s/>boundaries. INI The party will take place on Sunday in the all-you-can-eat buffet.</text:p>
      <text:p text:style-name="P278"><text:span text:style-name="T279">Next Chance-Based Occurence(Football Team Match Bet):<text:s/></text:span><text:bookmark-start text:name="_Hlk159772946"/><text:span text:style-name="T280">cbo:Next Chance-Based Occurrence=&gt;rdfs:subClassOf=&gt; fs:FutureEvent=&gt; fs:Event.</text:span></text:p>
      <text:p text:style-name="P281"><text:bookmark-end text:name="_Hlk159772946"/><text:span text:style-name="T282">Activity<text:s/></text:span><text:span text:style-name="T283">(</text:span><text:a xlink:href="https://w3id.org/framester/data/framestercore/Activity" office:target-frame-name="_top" xlink:show="replace"><text:span text:style-name="T284">https://w3id.org/framester/data/framestercore/Activity</text:span></text:a><text:span text:style-name="T285">)</text:span></text:p>
      <text:p text:style-name="P286">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text:s/>the Process frame</text:p>
      <text:p text:style-name="P287"><text:span text:style-name="T288">Activity(Sports Bets)=&gt; fs:Activity</text:span></text:p>
      <text:p text:style-name="P289"><text:span text:style-name="T290">Sequence<text:s/></text:span><text:span text:style-name="T291">(</text:span><text:a xlink:href="https://w3id.org/framester/data/framestercore/Sequence" office:target-frame-name="_top" xlink:show="replace"><text:span text:style-name="T292">https://w3id.org/framester/data/framestercore/Sequence</text:span></text:a><text:span text:style-name="T293">)</text:span></text:p>
      <text:p text:style-name="P294">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95">Past Occurrences Series (Football Team Match Bet Series)=&gt; fs:Sequence</text:p>
      <text:p text:style-name="P296"><text:span text:style-name="T297">Probability</text:span><text:span text:style-name="T298"><text:s/>(</text:span><text:a xlink:href="https://w3id.org/framester/data/framestercore/Probability" office:target-frame-name="_top" xlink:show="replace"><text:span text:style-name="T299">https://w3id.org/framester/data/framestercore/Probability</text:span></text:a><text:span text:style-name="T300">)</text:span></text:p>
      <text:p text:style-name="P301">This frame characterizes the likelihood that a Hypothetical_event will happen as a position on a scale of impossible to inevitable. The likelihood can expressed as<text:s/>numerical Odds or a metaphorical representation of the Position on a scale. There's a 20 % chance that you'll succeed. The odds that he'll actually do it are one in a million.<text:s/></text:p>
      <text:p text:style-name="P302">Probabilty=&gt; fs:Probability</text:p>
      <text:p text:style-name="P303">Entities used from other resources:</text:p>
      <text:p text:style-name="P304"><text:span text:style-name="T305">FOAF<text:s/></text:span><text:span text:style-name="T306">(</text:span><text:a xlink:href="http://xmlns.com/foaf/spec/20140114.html" office:target-frame-name="_top" xlink:show="replace"><text:span text:style-name="T307">http://xmlns.com/foaf/spec/20140114.html</text:span></text:a><text:span text:style-name="T308">)</text:span></text:p>
      <text:p text:style-name="P309"><text:span text:style-name="T310">Person</text:span><text:span text:style-name="T311">: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12">Sport Bettor=&gt;foaf:Person</text:p>
      <text:p text:style-name="P313">DBpedia</text:p>
      <text:p text:style-name="P314"><text:span text:style-name="T315">Success (</text:span><text:span text:style-name="T316">https://dbpedia.org/page/Success</text:span><text:span text:style-name="T317">)</text:span></text:p>
      <text:p text:style-name="P31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9">Victory(Winning Bet)=&gt; dbo:Success</text:p>
      <text:p text:style-name="P320"/>
      <text:p text:style-name="P321">Used Content ODPs</text:p>
      <text:p text:style-name="P322">The following represent the Content Ontology Design Patterns adopted to model the Hot Hand Fallacy Ontology. Most of these ODP’s classes and properties have been used and combined together<text:s/>during the modeling process.</text:p>
      <text:p text:style-name="P323"><text:span text:style-name="T324">Affected By</text:span></text:p>
      <text:p text:style-name="P325"><text:span text:style-name="T326">To represent properties/qualities that may affect the status of a feature of interest.</text:span></text:p>
      <text:p text:style-name="P327"><text:span text:style-name="T328">(</text:span><text:a xlink:href="http://ontologydesignpatterns.org/wiki/Submissions:AffectedBy" office:target-frame-name="_top" xlink:show="replace"><text:span text:style-name="T329">http://ontologydesignpatterns.org/wiki/Submissions:AffectedBy</text:span></text:a><text:span text:style-name="T330">)</text:span></text:p>
      <text:p text:style-name="P331"/>
      <text:p text:style-name="P332"><text:a office:title="Submissions:An Ontology Design Pattern for Activity Reasoning" xlink:href="http://ontologydesignpatterns.org/wiki/Submissions:An_Ontology_Design_Pattern_for_Activity_Reasoning" office:target-frame-name="_top" xlink:show="replace"><text:span text:style-name="T333">An Ontology Design Pattern for Activity Reasoning</text:span></text:a></text:p>
      <text:p text:style-name="P334">To incorporate the general two perspectives of activities: a workflow perspective, which are often observed in planning-related applications, and a spatiotemporal perspective, which are<text:s/>often found in geographic activity analysis.</text:p>
      <text:p text:style-name="P335"><text:span text:style-name="T336">(</text:span><text:a xlink:href="http://ontologydesignpatterns.org/wiki/Submissions:An_Ontology_Design_Pattern_for_Activity_Reasoning" office:target-frame-name="_top" xlink:show="replace"><text:span text:style-name="T337">http://ontologydesignpatterns.org/wiki/Submissions:An_Ontology_Design_Pattern_for_Activity_Reasoning</text:span></text:a><text:span text:style-name="T338">)</text:span></text:p>
      <text:p text:style-name="P339"/>
      <text:p text:style-name="P340"><text:span text:style-name="T341">Parameter</text:span></text:p>
      <text:p text:style-name="P342">To represent parameters to be used for a certain concept.</text:p>
      <text:p text:style-name="P343"><text:span text:style-name="T344">(</text:span><text:a xlink:href="http://ontologydesignpatterns.org/wiki/Submissions:Parameter" office:target-frame-name="_top" xlink:show="replace"><text:span text:style-name="T345">http://ontologydesignpatterns.org/wiki/Submissions:Parameter</text:span></text:a><text:span text:style-name="T346">)</text:span></text:p>
      <text:p text:style-name="P347"/>
      <text:p text:style-name="P348"/>
      <text:p text:style-name="P349">Participation</text:p>
      <text:p text:style-name="P350">To represent participation of an object in an event</text:p>
      <text:p text:style-name="P351"><text:span text:style-name="T352">(</text:span><text:a xlink:href="http://ontologydesignpatterns.org/wiki/Submissions:Participation" office:target-frame-name="_top" xlink:show="replace"><text:span text:style-name="T353">http://ontologydesignpatterns.org/wiki/Submissions:Participation</text:span></text:a><text:span text:style-name="T354">)</text:span></text:p>
      <text:p text:style-name="P355"/>
      <text:p text:style-name="P356"><text:span text:style-name="T357">Part Of</text:span></text:p>
      <text:p text:style-name="P358"><text:span text:style-name="T359">To represents entities and their parts.</text:span></text:p>
      <text:p text:style-name="P360"><text:span text:style-name="T361">(</text:span><text:a xlink:href="http://ontologydesignpatterns.org/wiki/Submissions:PartOf" office:target-frame-name="_top" xlink:show="replace"><text:span text:style-name="T362">http://ontologydesignpatterns.org/wiki/Submissions:PartOf</text:span></text:a><text:span text:style-name="T363">)</text:span></text:p>
      <text:p text:style-name="P364"/>
      <text:p text:style-name="P365"><text:span text:style-name="T366">Provenance</text:span></text:p>
      <text:p text:style-name="P367"><text:span text:style-name="T368">Extracted core of PROV-O</text:span></text:p>
      <text:p text:style-name="P369"><text:span text:style-name="T370">(</text:span><text:a xlink:href="http://ontologydesignpatterns.org/wiki/Submissions:Provenance" office:target-frame-name="_top" xlink:show="replace"><text:span text:style-name="T371">http://ontologydesignpatterns.org/wiki/Submissions:Provenance</text:span></text:a><text:span text:style-name="T372">)</text:span></text:p>
      <text:p text:style-name="P373"/>
      <text:p text:style-name="P374"><text:span text:style-name="T375">RecurrentEventSeries</text:span></text:p>
      <text:p text:style-name="P376"><text:span text:style-name="T377">To represent recurrent event series as situations and collections of consecutive events, with a regular time period between events and unifying factors.</text:span><text:span text:style-name="T378"><text:s/>(</text:span><text:a xlink:href="http://ontologydesignpatterns.org/wiki/Submissions:RecurrentEventSeries" office:target-frame-name="_top" xlink:show="replace"><text:span text:style-name="T379">http://ontologydesignpatterns.org/wiki/Submissions:RecurrentEventSeries</text:span></text:a><text:span text:style-name="T380">)</text:span></text:p>
      <text:p text:style-name="P381"/>
      <text:p text:style-name="P382"/>
      <text:p text:style-name="P383">Bibliography</text:p>
      <text:p text:style-name="P384">Following resources have been used to have a better<text:s/>understanding of the Hot Hand Fallacy Bias:</text:p>
      <text:p text:style-name="P385"><text:span text:style-name="T386">Wikipedia</text:span><text:span text:style-name="T387">,<text:s/></text:span><text:span text:style-name="T388">Hot Hand Fallacy</text:span><text:span text:style-name="T389">, (</text:span><text:a xlink:href="https://en.wikipedia.org/wiki/Hot_hand" office:target-frame-name="_top" xlink:show="replace"><text:span text:style-name="T390">https://en.wikipedia.org/wiki/Hot_hand</text:span></text:a><text:span text:style-name="T391">);</text:span></text:p>
      <text:p text:style-name="P392"/>
      <text:p text:style-name="P393"><text:span text:style-name="T394">James Sundali, Rachel Croson</text:span><text:span text:style-name="T395">,<text:s/></text:span><text:span text:style-name="T396">Biases in casino betting: The hot hand and the gambler’s fallacy<text:s/></text:span><text:span text:style-name="T397">in<text:s/></text:span><text:span text:style-name="T398">Judgment and Decision Making</text:span><text:span text:style-name="T399">, Vol. 1, Issue 1 (2006), pp. 1 – 12, (DOI:</text:span><text:a xlink:href="https://doi.org/10.1017/S1930297500000309" office:target-frame-name="_top" xlink:show="replace"><text:span text:style-name="T400">https://doi.org/10.1017/S1930297500000309</text:span></text:a><text:span text:style-name="T401"><text:s/>)</text:span></text:p>
      <text:p text:style-name="P402"/>
      <text:p text:style-name="P403">Final Notes</text:p>
      <text:p text:style-name="P404"/>
      <text:p text:style-name="P405"><text:span text:style-name="T406">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text:span><text:span text:style-name="T407"><text:s/>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25T18:15:00Z</dc:date>
    <meta:template xlink:href="Normal.dotm" xlink:type="simple"/>
    <meta:editing-cycles>95</meta:editing-cycles>
    <meta:editing-duration>PT59820S</meta:editing-duration>
    <meta:user-defined meta:name="Info 1"/>
    <meta:user-defined meta:name="Info 2"/>
    <meta:user-defined meta:name="Info 3"/>
    <meta:user-defined meta:name="Info 4"/>
    <meta:document-statistic meta:page-count="1" meta:paragraph-count="30" meta:word-count="2292" meta:character-count="15328" meta:row-count="108" meta:non-whitespace-character-count="13066"/>
  </office:meta>
</office:document-meta>
</file>